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edMap.decorateTransform( Map map , Transformer keyTransformer , Transformer value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formedMap.decorate( Map map , Transformer keyTransformer , Transformer valu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Map.transform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formedMap.transformKey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formedMap.check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Map.transformMap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ormedMap.putAll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Map.TransformedMap( Map map , Transformer keyTransformer , Transformer valu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edMap.isSetValue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